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6.98cm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6.98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line-height="100%">
        <style:tab-stops>
          <style:tab-stop style:position="6.98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6.98cm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>
      <loext:graphic-properties draw:fill="solid" draw:fill-color="#f2f2f2"/>
      <style:paragraph-properties fo:text-align="start" style:justify-single-word="false" fo:background-color="#f2f2f2" fo:padding-left="0.141cm" fo:padding-right="0.141cm" fo:padding-top="0.035cm" fo:padding-bottom="0.035cm" fo:border="0.51pt solid #000000"/>
    </style:style>
    <style:style style:name="P9" style:family="paragraph" style:parent-style-name="Standard">
      <loext:graphic-properties draw:fill="solid" draw:fill-color="#f2f2f2"/>
      <style:paragraph-properties fo:background-color="#f2f2f2" fo:padding-left="0.141cm" fo:padding-right="0.141cm" fo:padding-top="0.035cm" fo:padding-bottom="0.035cm" fo:border="0.51pt solid #000000">
        <style:tab-stops>
          <style:tab-stop style:position="6.98cm"/>
        </style:tab-stops>
      </style:paragraph-properties>
    </style:style>
    <style:style style:name="P10" style:family="paragraph" style:parent-style-name="Standard">
      <loext:graphic-properties draw:fill="solid" draw:fill-color="#f2f2f2"/>
      <style:paragraph-properties fo:line-height="100%" fo:text-align="start" style:justify-single-word="false" fo:background-color="#f2f2f2" fo:padding-left="0.141cm" fo:padding-right="0.141cm" fo:padding-top="0.035cm" fo:padding-bottom="0.035cm" fo:border="0.51pt solid #000000"/>
    </style:style>
    <style:style style:name="P11" style:family="paragraph" style:parent-style-name="Standard">
      <loext:graphic-properties draw:fill="solid" draw:fill-color="#f2f2f2"/>
      <style:paragraph-properties fo:line-height="115%" fo:background-color="#f2f2f2" fo:padding-left="0.141cm" fo:padding-right="0.141cm" fo:padding-top="0.035cm" fo:padding-bottom="0.035cm" fo:border="0.51pt solid #000000"/>
    </style:style>
    <style:style style:name="P12" style:family="paragraph" style:parent-style-name="Standard">
      <style:paragraph-properties fo:margin-top="0.388cm" fo:margin-bottom="0.282cm" loext:contextual-spacing="false" fo:line-height="100%">
        <style:tab-stops>
          <style:tab-stop style:position="6.98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.388cm" fo:margin-bottom="0.282cm" loext:contextual-spacing="false" fo:line-height="100%">
        <style:tab-stops>
          <style:tab-stop style:position="6.98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.388cm" fo:margin-bottom="0.282cm" loext:contextual-spacing="false" fo:line-height="115%"/>
    </style:style>
    <style:style style:name="P15" style:family="paragraph" style:parent-style-name="Standard">
      <style:paragraph-properties fo:margin-top="0.388cm" fo:margin-bottom="0.282cm" loext:contextual-spacing="false" fo:line-height="100%"/>
    </style:style>
    <style:style style:name="P16" style:family="paragraph" style:parent-style-name="Standard">
      <loext:graphic-properties draw:fill="solid" draw:fill-color="#f2f2f2"/>
      <style:paragraph-properties fo:margin-left="0cm" fo:margin-right="0cm" fo:line-height="115%" fo:text-indent="1.27cm" style:auto-text-indent="false" fo:background-color="#f2f2f2" fo:padding-left="0.141cm" fo:padding-right="0.141cm" fo:padding-top="0.035cm" fo:padding-bottom="0.035cm" fo:border="0.51pt solid #000000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 style:master-page-name="Standard">
      <style:paragraph-properties fo:margin-left="1.249cm" fo:margin-right="0cm" fo:text-align="start" style:justify-single-word="false" fo:text-indent="1.249cm" style:auto-text-indent="false" style:page-number="1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line-height="100%">
        <style:tab-stops>
          <style:tab-stop style:position="6.98cm"/>
        </style:tab-stops>
      </style:paragraph-properties>
    </style:style>
    <style:style style:name="P20" style:family="paragraph" style:parent-style-name="Standard">
      <style:paragraph-properties fo:line-height="100%">
        <style:tab-stops>
          <style:tab-stop style:position="6.98cm"/>
        </style:tab-stops>
      </style:paragraph-properties>
      <style:text-properties officeooo:rsid="0016ed1d" officeooo:paragraph-rsid="0016ed1d"/>
    </style:style>
    <style:style style:name="P21" style:family="paragraph" style:parent-style-name="Standard">
      <style:paragraph-properties fo:line-height="100%">
        <style:tab-stops>
          <style:tab-stop style:position="6.98cm"/>
        </style:tab-stops>
      </style:paragraph-properties>
      <style:text-properties fo:font-size="10pt" fo:font-weight="bold" officeooo:paragraph-rsid="0016ed1d" style:font-size-asian="10pt" style:font-weight-asian="bold" style:font-size-complex="10pt"/>
    </style:style>
    <style:style style:name="P22" style:family="paragraph" style:parent-style-name="Standard">
      <style:paragraph-properties fo:line-height="100%">
        <style:tab-stops>
          <style:tab-stop style:position="6.98cm"/>
        </style:tab-stops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line-height="100%">
        <style:tab-stops>
          <style:tab-stop style:position="6.98cm"/>
        </style:tab-stops>
      </style:paragraph-properties>
      <style:text-properties fo:font-size="10pt" officeooo:rsid="0017246f" officeooo:paragraph-rsid="0017246f" style:font-size-asian="10pt" style:font-size-complex="10pt"/>
    </style:style>
    <style:style style:name="P24" style:family="paragraph" style:parent-style-name="Standard">
      <style:paragraph-properties fo:margin-top="0.388cm" fo:margin-bottom="0.282cm" loext:contextual-spacing="false" fo:line-height="115%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officeooo:rsid="0016ed1d" officeooo:paragraph-rsid="0017246f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officeooo:rsid="0017246f" officeooo:paragraph-rsid="0017246f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fo:font-weight="bold" officeooo:rsid="0016ed1d" officeooo:paragraph-rsid="0016ed1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fo:font-weight="normal" officeooo:rsid="0016ed1d" officeooo:paragraph-rsid="0016ed1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fo:font-weight="normal" officeooo:rsid="0016ed1d" officeooo:paragraph-rsid="0017246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6.98cm"/>
        </style:tab-stops>
      </style:paragraph-properties>
      <style:text-properties fo:font-size="10pt" fo:font-weight="normal" officeooo:rsid="0017246f" officeooo:paragraph-rsid="0017246f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solid" draw:fill-color="#f2f2f2"/>
      <style:paragraph-properties fo:margin-left="0cm" fo:margin-right="0cm" fo:line-height="115%" fo:text-indent="1.27cm" style:auto-text-indent="false" fo:background-color="#f2f2f2" fo:padding-left="0.141cm" fo:padding-right="0.141cm" fo:padding-top="0.035cm" fo:padding-bottom="0.035cm" fo:border="0.51pt solid #000000">
        <style:tab-stops>
          <style:tab-stop style:position="6.98cm"/>
        </style:tab-stops>
      </style:paragraph-properties>
      <style:text-properties fo:font-size="10pt" fo:font-weight="normal" officeooo:rsid="0016ed1d" officeooo:paragraph-rsid="0016ed1d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officeooo:rsid="0016ed1d" style:font-size-asian="10pt" style:font-weight-asian="bold" style:font-size-complex="10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weight="bold" style:font-size-asian="10.5pt" style:font-weight-asian="bold" style:font-size-complex="10.5pt"/>
    </style:style>
    <style:style style:name="T6" style:family="text">
      <style:text-properties fo:font-size="10.5pt" fo:font-weight="bold" officeooo:rsid="00167460" style:font-size-asian="10.5pt" style:font-weight-asian="bold" style:font-size-complex="10.5pt"/>
    </style:style>
    <style:style style:name="T7" style:family="text">
      <style:text-properties officeooo:rsid="0016ed1d"/>
    </style:style>
    <style:style style:name="T8" style:family="text">
      <style:text-properties fo:font-weight="bold" officeooo:rsid="0017246f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ed1d" style:font-weight-asian="normal" style:font-weight-complex="normal"/>
    </style:style>
    <style:style style:name="T11" style:family="text">
      <style:text-properties officeooo:rsid="00176b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ouglas Fernando Lisboa de Souza</text:p>
      <text:p text:style-name="P6">• <text:span text:style-name="T11">Maringa/</text:span>Paranavaí, PR • (44)9-9885-5573 •douglas<text:span text:style-name="T11">fernandolisboaa@gmail.com</text:span></text:p>
      <text:p text:style-name="P8"><text:span text:style-name="T1"><text:s text:c="3"/><text:tab/> <text:s text:c="23"/><text:tab/><text:tab/></text:span><text:span text:style-name="T5">RESUMO</text:span></text:p>
      <text:p text:style-name="P3">Bom trabalho em equipe. Extremamente motivado para aprender novas tecnologias.</text:p>
      <text:p text:style-name="P5">Concentrado nos objetivos que viso atingir. Forte ética profissional. Habilidoso no quesito de comunicação,</text:p>
      <text:p text:style-name="P5">Focado, energético e determinado.</text:p>
      <text:p text:style-name="P9"><text:span text:style-name="T1"><text:s text:c="58"/></text:span><text:span text:style-name="T6">OBJETIVO</text:span></text:p>
      <text:p text:style-name="P7">Conciliar a paixão pelo curso junto ao trabalho, buscando um desenvolvimento melhor no quesito de conhecimento da área de trabalho, buscando requisitos necessários, aprendendo novas tecnologias e linguagens, trocando ideia com a equipe, participando de reuniões e trazendo novas soluções para a mesa.</text:p>
      <text:p text:style-name="P7">Interesse nos setores: Desenvolvimento, Suporte técnico e implantação.</text:p>
      <text:p text:style-name="P10"><text:span text:style-name="T1"><text:tab/><text:tab/><text:tab/><text:tab/><text:tab/></text:span><text:span text:style-name="T5">EDUCAÇÃO</text:span><text:span text:style-name="T4"> </text:span><text:span text:style-name="T1"><text:tab/> <text:tab/> <text:tab/></text:span></text:p>
      <text:p text:style-name="P14"><text:span text:style-name="T1"/></text:p>
      <text:p text:style-name="P14"><text:span text:style-name="T1">• </text:span><text:span text:style-name="T2">Curso superior completo</text:span><text:span text:style-name="T1">: Sistemas de Informação.</text:span></text:p>
      <text:p text:style-name="P14"><text:span text:style-name="T1">• </text:span><text:span text:style-name="T2">Local: </text:span><text:span text:style-name="T1">Universidade Paranaense Unipar, Unidade de Paranavaí-PR.</text:span></text:p>
      <text:p text:style-name="P15"><text:span text:style-name="T1">• </text:span><text:span text:style-name="T2">Ano de conclusão</text:span><text:span text:style-name="T1">: 2019.</text:span></text:p>
      <text:p text:style-name="P11"><text:span text:style-name="T1"><text:tab/><text:tab/><text:tab/> <text:s text:c="9"/></text:span><text:span text:style-name="T5">ÁREAS DE CONHECIMENTO</text:span></text:p>
      <text:p text:style-name="P2"/>
      <text:p text:style-name="P1"><text:span text:style-name="T2">• PHP</text:span><text:span text:style-name="T1">: Conhecimento em PHP OO;</text:span></text:p>
      <text:p text:style-name="P21">• Java, JSF, Spring-boot;</text:p>
      <text:p text:style-name="P21">• <text:span text:style-name="T7">javaScript;</text:span> <text:tab/></text:p>
      <text:p text:style-name="P13">• CSS , HTML, MySQL; <text:tab/> <text:tab/> <text:tab/></text:p>
      <text:p text:style-name="P13">• Arquitetura REST;<text:tab/> <text:tab/> <text:tab/></text:p>
      <text:p text:style-name="P13">• Metodologia ágil Scrum;</text:p>
      <text:p text:style-name="P13">• Linux;</text:p>
      <text:p text:style-name="P1"><text:span text:style-name="T1">• </text:span><text:span text:style-name="T2">Git.</text:span></text:p>
      <text:p text:style-name="P20"><text:span text:style-name="T3"/></text:p>
      <text:p text:style-name="P4"/>
      <text:p text:style-name="P4"/>
      <text:p text:style-name="P4"><text:soft-page-break/></text:p>
      <text:p text:style-name="P4"/>
      <text:p text:style-name="P11"><text:span text:style-name="T1"><text:tab/><text:tab/><text:tab/> <text:s text:c="19"/></text:span><text:span text:style-name="T5">CURSOS ONLINE</text:span><text:span text:style-name="T4"> </text:span><text:span text:style-name="T1"><text:tab/> <text:tab/> <text:tab/></text:span></text:p>
      <text:p text:style-name="P12"/>
      <text:p text:style-name="P12">• JavaScript;</text:p>
      <text:p text:style-name="P12">• PHP – Orientado a Objeto – Udemy;</text:p>
      <text:p text:style-name="P12">• Java JSF Primefaces essencial – Algaworks;</text:p>
      <text:p text:style-name="P12">• FullStack Angular e Spring – Algaworks;</text:p>
      <text:p text:style-name="P12">• Criação de Apps Android e IOS com Flutter – Udemy.</text:p>
      <text:p text:style-name="P4"/>
      <text:p text:style-name="P16"><text:span text:style-name="T1"><text:s text:c="32"/></text:span><text:span text:style-name="T5">EXPERIÊNCIAS PROFISSIONAIS</text:span></text:p>
      <text:p text:style-name="P4"/>
      <text:p text:style-name="P2">Empresa GrandChef</text:p>
      <text:p text:style-name="P4">•Desenvolvedor Web.</text:p>
      <text:p text:style-name="P23">Realizando manutenção do site onde a empresa realizava a venda de seus planos para utilização do sistema, utilizando PHP, HTML, CSS, JavaScript.</text:p>
      <text:p text:style-name="P4">• Suporte.</text:p>
      <text:p text:style-name="P23">Realizava atendimento direto com o cliente seja para compra de planos, duvidas sobre o sistema e treinamento imensivo demonstrado todas as etapas contidas do sistema.</text:p>
      <text:p text:style-name="P2">Empresa Sysmar Informática</text:p>
      <text:p text:style-name="P17">• Desenvolvedor Web</text:p>
      <text:p text:style-name="P27">Realizava a manutenção do software voltado para a área de prefeituras, trabalhando com novas implementações e correções de bug, utilizando JAVA, JSF, MySQL.</text:p>
      <text:p text:style-name="P28">Curia Online do Brasil</text:p>
      <text:p text:style-name="P29">• Desenvolvedor Web</text:p>
      <text:p text:style-name="P31">Realizava manutenção nos sites que eram desenvolvido para seus clientes, desenvolvimento de layout de sites para novos clientes e correções de bugs no software utilizando PHP, AngularJS, <text:span text:style-name="T11">JavaScript, MySQL, CSS, HTML.</text:span></text:p>
      <text:p text:style-name="P29"/>
      <text:p text:style-name="P32"><text:s text:c="32"/><text:tab/><text:span text:style-name="T5">ESTUDO</text:span></text:p>
      <text:p text:style-name="P30"><text:span text:style-name="T8">BootCamp RocketSeat</text:span></text:p>
      <text:p text:style-name="P26"><text:span text:style-name="T9">• </text:span>React-native;</text:p>
      <text:p text:style-name="P26"><text:span text:style-name="T9">• </text:span>ReactJS/TypeScript;</text:p>
      <text:p text:style-name="P26"><text:span text:style-name="T9">• </text:span>Node.</text:p>
      <text:p text:style-name="P26"/>
      <text:p text:style-name="P17"/>
      <text:p text:style-name="P16"><text:soft-page-break/><text:span text:style-name="T1"><text:s text:c="21"/></text:span><text:span text:style-name="T5">PRO</text:span><text:span text:style-name="T6">J</text:span><text:span text:style-name="T5">ETOS E ATIVIDADES COMPLEMENTARES</text:span></text:p>
      <text:p text:style-name="P4"/>
      <text:p text:style-name="P4">• CURSO: TÓPICOS EMERGENTES EM INFORMÁTICA - TECNOLOGIA JAVA E PHP</text:p>
      <text:p text:style-name="P4">• CURSO: TÓPICOS EMERGENTES EM INFORMÁTICA - TECNOLOGIA JAVA</text:p>
      <text:p text:style-name="P4">• OFICINA DE PROGRAMAÇÃO JAVA WEB (JSF)</text:p>
      <text:p text:style-name="P4">• CURSO: TÉCNICAS AVANÇADAS DE PROGRAMAÇÃO E LINGUAGEM ESTRUTURADA</text:p>
      <text:p text:style-name="P4">• CURSO: ESTRUTURAS DE DADOS UTILIZANDO PROGRAMAÇÃO ORIENTADA A OBJETOS</text:p>
      <text:p text:style-name="P4">• CURSO: DESENVOLVIMENTO DE APLICAÇÕES MICROCONTROLADAS</text:p>
      <text:p text:style-name="P4">• PROGRAMA DE EXCELÊNCIA EM INFORMÁTICA - PEXI</text:p>
      <text:p text:style-name="P4">• XIV WORKSHOP DE INFORMÁTICA DO CURSO DE SISTEMA DE INFORMAÇÃO DA UNIPAR - UNIDADE PARANAVAÍ</text:p>
      <text:p text:style-name="P4">• XVIII SEMANA DA INFORMÁTICA E XV MOSTRA DE TRABALHOS DE INICIAÇÃO CIENTÍFICA DO CURSO DE SISTEMAS DE INFORMAÇÃO</text:p>
      <text:p text:style-name="P4">• XII FÓRUM PEDAGÓGICO DO CURSO DE SISTEMAS DE INFORMAÇÃO DA UNIPAR - UNIDADE PARANAVAÍ</text:p>
      <text:p text:style-name="P4">• XIX SEMANA DA INFORMÁTICA E XV MOSTRA DE TRABALHOS DE INICIAÇÃO CIENTÍFICA DO CURSO DE SISTEMAS DE INFORMAÇÃ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01T09:25:14.576542433</dc:date>
    <meta:editing-duration>PT9M7S</meta:editing-duration>
    <meta:editing-cycles>2</meta:editing-cycles>
    <meta:document-statistic meta:table-count="0" meta:image-count="0" meta:object-count="0" meta:page-count="3" meta:paragraph-count="57" meta:word-count="440" meta:character-count="3213" meta:non-whitespace-character-count="2585"/>
  </office:meta>
</office:document-meta>
</file>